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shapes>
          <draw:frame draw:z-index="0" draw:style-name="gr1" draw:text-style-name="P1" svg:width="20.01cm" svg:height="11.42cm" svg:x="1.341cm" svg:y="19.199cm">
            <draw:object draw:notify-on-update-of-ranges="geral.E2:geral.E5 geral.B2:geral.B5 geral.E6:geral.E9 geral.B6:geral.B9 geral.E10:geral.E13 geral.B10:geral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0cm" svg:height="11.25cm" svg:x="1.141cm" svg:y="6.667cm">
            <draw:object draw:notify-on-update-of-ranges="geral.A1:geral.A1 geral.A2:geral.A13 geral.F2:geral.F5 geral.B2:geral.B5 geral.F6:geral.F9 geral.B6:geral.B9 geral.F10:geral.F13 geral.B10:geral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celeraçã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1" calcext:value-type="float">
            <text:p>1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3]" office:value-type="float" office:value="0.486727" calcext:value-type="float">
            <text:p>0,486727</text:p>
          </table:table-cell>
          <table:table-cell table:formula="of:=[.C2]/[.D2]" office:value-type="float" office:value="1.03947866737069" calcext:value-type="float">
            <text:p>1,03947866737069</text:p>
          </table:table-cell>
          <table:table-cell table:formula="of:=[.E2]/[.B2]" office:value-type="float" office:value="1.03947866737069" calcext:value-type="float">
            <text:p>1,03947866737069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2" calcext:value-type="float">
            <text:p>2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4]" office:value-type="float" office:value="0.238479333333333" calcext:value-type="float">
            <text:p>0,238479333333333</text:p>
          </table:table-cell>
          <table:table-cell table:formula="of:=[.C3]/[.D3]" office:value-type="float" office:value="2.12153533919082" calcext:value-type="float">
            <text:p>2,12153533919082</text:p>
          </table:table-cell>
          <table:table-cell table:formula="of:=[.E3]/[.B3]" office:value-type="float" office:value="1.06076766959541" calcext:value-type="float">
            <text:p>1,0607676695954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4" calcext:value-type="float">
            <text:p>4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5]" office:value-type="float" office:value="0.129996666666667" calcext:value-type="float">
            <text:p>0,129996666666667</text:p>
          </table:table-cell>
          <table:table-cell table:formula="of:=[.C4]/[.D4]" office:value-type="float" office:value="3.89196389651017" calcext:value-type="float">
            <text:p>3,89196389651017</text:p>
          </table:table-cell>
          <table:table-cell table:formula="of:=[.E4]/[.B4]" office:value-type="float" office:value="0.972990974127542" calcext:value-type="float">
            <text:p>0,972990974127542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8" calcext:value-type="float">
            <text:p>8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6]" office:value-type="float" office:value="0.102675" calcext:value-type="float">
            <text:p>0,102675</text:p>
          </table:table-cell>
          <table:table-cell table:formula="of:=[.C5]/[.D5]" office:value-type="float" office:value="4.9276097719341" calcext:value-type="float">
            <text:p>4,9276097719341</text:p>
          </table:table-cell>
          <table:table-cell table:formula="of:=[.E5]/[.B5]" office:value-type="float" office:value="0.615951221491762" calcext:value-type="float">
            <text:p>0,615951221491762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" calcext:value-type="float">
            <text:p>1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7]" office:value-type="float" office:value="4.15281833333333" calcext:value-type="float">
            <text:p>4,15281833333333</text:p>
          </table:table-cell>
          <table:table-cell table:formula="of:=[.C6]/[.D6]" office:value-type="float" office:value="1.08329467819244" calcext:value-type="float">
            <text:p>1,08329467819244</text:p>
          </table:table-cell>
          <table:table-cell table:formula="of:=[.E6]/[.B6]" office:value-type="float" office:value="1.08329467819244" calcext:value-type="float">
            <text:p>1,08329467819244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" calcext:value-type="float">
            <text:p>2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8]" office:value-type="float" office:value="1.98855066666667" calcext:value-type="float">
            <text:p>1,98855066666667</text:p>
          </table:table-cell>
          <table:table-cell table:formula="of:=[.C7]/[.D7]" office:value-type="float" office:value="2.26231399350817" calcext:value-type="float">
            <text:p>2,26231399350817</text:p>
          </table:table-cell>
          <table:table-cell table:formula="of:=[.E7]/[.B7]" office:value-type="float" office:value="1.13115699675408" calcext:value-type="float">
            <text:p>1,13115699675408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4" calcext:value-type="float">
            <text:p>4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9]" office:value-type="float" office:value="0.999451333333333" calcext:value-type="float">
            <text:p>0,999451333333333</text:p>
          </table:table-cell>
          <table:table-cell table:formula="of:=[.C8]/[.D8]" office:value-type="float" office:value="4.5011956560166" calcext:value-type="float">
            <text:p>4,5011956560166</text:p>
          </table:table-cell>
          <table:table-cell table:formula="of:=[.E8]/[.B8]" office:value-type="float" office:value="1.12529891400415" calcext:value-type="float">
            <text:p>1,12529891400415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8" calcext:value-type="float">
            <text:p>8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10]" office:value-type="float" office:value="0.790292666666667" calcext:value-type="float">
            <text:p>0,790292666666667</text:p>
          </table:table-cell>
          <table:table-cell table:formula="of:=[.C9]/[.D9]" office:value-type="float" office:value="5.69248101336298" calcext:value-type="float">
            <text:p>5,69248101336298</text:p>
          </table:table-cell>
          <table:table-cell table:formula="of:=[.E9]/[.B9]" office:value-type="float" office:value="0.711560126670373" calcext:value-type="float">
            <text:p>0,711560126670373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" calcext:value-type="float">
            <text:p>1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1]" office:value-type="float" office:value="54.5531286666667" calcext:value-type="float">
            <text:p>54,5531286666667</text:p>
          </table:table-cell>
          <table:table-cell table:formula="of:=[.C10]/[.D10]" office:value-type="float" office:value="0.993274623430397" calcext:value-type="float">
            <text:p>0,993274623430397</text:p>
          </table:table-cell>
          <table:table-cell table:formula="of:=[.E10]/[.B10]" office:value-type="float" office:value="0.993274623430397" calcext:value-type="float">
            <text:p>0,993274623430397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2" calcext:value-type="float">
            <text:p>2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2]" office:value-type="float" office:value="26.9431333333333" calcext:value-type="float">
            <text:p>26,9431333333333</text:p>
          </table:table-cell>
          <table:table-cell table:formula="of:=[.C11]/[.D11]" office:value-type="float" office:value="2.01113351082651" calcext:value-type="float">
            <text:p>2,01113351082651</text:p>
          </table:table-cell>
          <table:table-cell table:formula="of:=[.E11]/[.B11]" office:value-type="float" office:value="1.00556675541325" calcext:value-type="float">
            <text:p>1,00556675541325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4" calcext:value-type="float">
            <text:p>4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3]" office:value-type="float" office:value="13.888222" calcext:value-type="float">
            <text:p>13,888222</text:p>
          </table:table-cell>
          <table:table-cell table:formula="of:=[.C12]/[.D12]" office:value-type="float" office:value="3.9015964990575" calcext:value-type="float">
            <text:p>3,9015964990575</text:p>
          </table:table-cell>
          <table:table-cell table:formula="of:=[.E12]/[.B12]" office:value-type="float" office:value="0.975399124764375" calcext:value-type="float">
            <text:p>0,975399124764375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8" calcext:value-type="float">
            <text:p>8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4]" office:value-type="float" office:value="9.98762166666667" calcext:value-type="float">
            <text:p>9,98762166666667</text:p>
          </table:table-cell>
          <table:table-cell table:formula="of:=[.C13]/[.D13]" office:value-type="float" office:value="5.42533949941035" calcext:value-type="float">
            <text:p>5,42533949941035</text:p>
          </table:table-cell>
          <table:table-cell table:formula="of:=[.E13]/[.B13]" office:value-type="float" office:value="0.678167437426294" calcext:value-type="float">
            <text:p>0,678167437426294</text:p>
          </table:table-cell>
        </table:table-row>
      </table:table>
      <table:table table:name="result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table:formula="of:=AVERAGE([$amostras.A2:.A4])" office:value-type="float" office:value="0.505942333333333" calcext:value-type="float">
            <text:p>0,505942333333333</text:p>
          </table:table-cell>
          <table:table-cell office:value-type="string" calcext:value-type="string">
            <text:p>500x500</text:p>
          </table:table-cell>
          <table:table-cell/>
          <table:table-cell table:formula="of:=AVERAGE([$amostras.A5:.A7])" office:value-type="float" office:value="0.486727" calcext:value-type="float">
            <text:p>0,486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17:.A19])" office:value-type="float" office:value="4.498726" calcext:value-type="float">
            <text:p>4,498726</text:p>
          </table:table-cell>
          <table:table-cell office:value-type="string" calcext:value-type="string">
            <text:p>1000x1000</text:p>
          </table:table-cell>
          <table:table-cell/>
          <table:table-cell table:formula="of:=AVERAGE([$amostras.A8:.A10])" office:value-type="float" office:value="0.238479333333333" calcext:value-type="float">
            <text:p>0,238479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32:.A34])" office:value-type="float" office:value="54.1862383333333" calcext:value-type="float">
            <text:p>54,1862383333333</text:p>
          </table:table-cell>
          <table:table-cell office:value-type="string" calcext:value-type="string">
            <text:p>2000x2000</text:p>
          </table:table-cell>
          <table:table-cell/>
          <table:table-cell table:formula="of:=AVERAGE([$amostras.A11:.A13])" office:value-type="float" office:value="0.129996666666667" calcext:value-type="float">
            <text:p>0,129996666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14:.A16])" office:value-type="float" office:value="0.102675" calcext:value-type="float">
            <text:p>0,1026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20:.A22])" office:value-type="float" office:value="4.15281833333333" calcext:value-type="float">
            <text:p>4,15281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3:.A25])" office:value-type="float" office:value="1.98855066666667" calcext:value-type="float">
            <text:p>1,98855066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6:.A28])" office:value-type="float" office:value="0.999451333333333" calcext:value-type="float">
            <text:p>0,999451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9:.A31])" office:value-type="float" office:value="0.790292666666667" calcext:value-type="float">
            <text:p>0,7902926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35:.A37])" office:value-type="float" office:value="54.5531286666667" calcext:value-type="float">
            <text:p>54,553128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38:.A40])" office:value-type="float" office:value="26.9431333333333" calcext:value-type="float">
            <text:p>26,9431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41:.A43])" office:value-type="float" office:value="13.888222" calcext:value-type="float">
            <text:p>13,888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44:.A46])" office:value-type="float" office:value="9.98762166666667" calcext:value-type="float">
            <text:p>9,987621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table table:name="amostr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float" office:value="0.511132" calcext:value-type="float">
            <text:p>0,5111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92609" calcext:value-type="float">
            <text:p>0,4926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514086" calcext:value-type="float">
            <text:p>0,5140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527746" calcext:value-type="float">
            <text:p>0,527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73009" calcext:value-type="float">
            <text:p>0,473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59426" calcext:value-type="float">
            <text:p>0,459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29857" calcext:value-type="float">
            <text:p>0,229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47604" calcext:value-type="float">
            <text:p>0,247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37977" calcext:value-type="float">
            <text:p>0,23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24229" calcext:value-type="float">
            <text:p>0,124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40359" calcext:value-type="float">
            <text:p>0,140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25402" calcext:value-type="float">
            <text:p>0,125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99169" calcext:value-type="float">
            <text:p>0,099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99679" calcext:value-type="float">
            <text:p>0,0996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09177" calcext:value-type="float">
            <text:p>0,1091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4.345188" calcext:value-type="float">
            <text:p>4,345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642738" calcext:value-type="float">
            <text:p>4,6427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508252" calcext:value-type="float">
            <text:p>4,5082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221072" calcext:value-type="float">
            <text:p>4,221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077475" calcext:value-type="float">
            <text:p>4,07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159908" calcext:value-type="float">
            <text:p>4,159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2.059557" calcext:value-type="float">
            <text:p>2,059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93821" calcext:value-type="float">
            <text:p>1,93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967885" calcext:value-type="float">
            <text:p>1,967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026366" calcext:value-type="float">
            <text:p>1,0263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967782" calcext:value-type="float">
            <text:p>0,967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004206" calcext:value-type="float">
            <text:p>1,004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752037" calcext:value-type="float">
            <text:p>0,75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828404" calcext:value-type="float">
            <text:p>0,8284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790437" calcext:value-type="float">
            <text:p>0,7904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4.050324" calcext:value-type="float">
            <text:p>54,0503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3.931954" calcext:value-type="float">
            <text:p>53,9319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576437" calcext:value-type="float">
            <text:p>54,5764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543487" calcext:value-type="float">
            <text:p>54,543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431666" calcext:value-type="float">
            <text:p>54,431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684233" calcext:value-type="float">
            <text:p>54,68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7.004459" calcext:value-type="float">
            <text:p>27,004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6.688804" calcext:value-type="float">
            <text:p>26,688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7.136137" calcext:value-type="float">
            <text:p>27,136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805256" calcext:value-type="float">
            <text:p>13,805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982252" calcext:value-type="float">
            <text:p>13,982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877158" calcext:value-type="float">
            <text:p>13,877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0.088346" calcext:value-type="float">
            <text:p>10,0883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9.959968" calcext:value-type="float">
            <text:p>9,9599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9.914551" calcext:value-type="float">
            <text:p>9,9145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23:35:50.1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6T00:10:48.941000000</dc:date>
    <meta:editing-duration>PT29M40S</meta:editing-duration>
    <meta:editing-cycles>13</meta:editing-cycles>
    <meta:generator>LibreOffice/24.2.2.2$Windows_X86_64 LibreOffice_project/d56cc158d8a96260b836f100ef4b4ef25d6f1a01</meta:generator>
    <meta:document-statistic meta:table-count="3" meta:cell-count="26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11cm" svg:height="11.421cm" xlink:href=".." xlink:type="simple" chart:class="chart:scatter" chart:style-name="ch1">
        <chart:title svg:x="6.667cm" svg:y="0.364cm" chart:style-name="ch2">
          <text:p>Aceleração por Matriz e Threads</text:p>
        </chart:title>
        <chart:legend chart:legend-position="end" svg:x="16.974cm" svg:y="4.913cm" style:legend-expansion="high" chart:style-name="ch3"/>
        <chart:plot-area chart:style-name="ch4" table:cell-range-address="geral.B2:geral.B5 geral.E2:geral.E13" chart:data-source-has-labels="both" svg:x="1.411cm" svg:y="1.371cm" svg:width="15.163cm" svg:height="8.841cm">
          <chart:coordinate-region svg:x="1.847cm" svg:y="1.57cm" svg:width="14.633cm" svg:height="7.995cm"/>
          <chart:axis chart:dimension="x" chart:name="primary-x" chart:style-name="ch5">
            <chart:title svg:x="8.353cm" svg:y="10.44cm" chart:style-name="ch6">
              <text:p>Threads</text:p>
            </chart:title>
          </chart:axis>
          <chart:axis chart:dimension="y" chart:name="primary-y" chart:style-name="ch5">
            <chart:title svg:x="0.451cm" svg:y="6.642cm" chart:style-name="ch7">
              <text:p>Aceleração</text:p>
            </chart:title>
            <chart:grid chart:style-name="ch8" chart:class="major"/>
          </chart:axis>
          <chart:series chart:style-name="ch9" chart:values-cell-range-address="geral.E2:geral.E5" loext:label-string="500x500" chart:class="chart:scatter">
            <chart:domain table:cell-range-address="geral.B2:geral.B5"/>
            <chart:data-point chart:repeated="4"/>
          </chart:series>
          <chart:series chart:style-name="ch10" chart:values-cell-range-address="geral.E6:geral.E9" loext:label-string="1000x1000" chart:class="chart:scatter">
            <chart:domain table:cell-range-address="geral.B6:geral.B9"/>
            <chart:data-point chart:repeated="4"/>
          </chart:series>
          <chart:series chart:style-name="ch11" chart:values-cell-range-address="geral.E10:geral.E13" loext:label-string="2000x2000" chart:class="chart:scatter">
            <chart:domain table:cell-range-address="geral.B10:geral.B1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500x500</text:p>
              </table:table-cell>
              <table:table-cell office:value-type="string">
                <text:p>Coluna B</text:p>
              </table:table-cell>
              <table:table-cell office:value-type="string">
                <text:p>1000x1000</text:p>
              </table:table-cell>
              <table:table-cell office:value-type="string">
                <text:p>Coluna B</text:p>
              </table:table-cell>
              <table:table-cell office:value-type="string">
                <text:p>2000x200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geral.B2:geral.B5</svg:desc>
                </draw:g>
              </table:table-cell>
              <table:table-cell office:value-type="float" office:value="1.03947866737069">
                <text:p>1.03947866737069</text:p>
                <draw:g>
                  <svg:desc>geral.E2:geral.E5</svg:desc>
                </draw:g>
              </table:table-cell>
              <table:table-cell office:value-type="float" office:value="1">
                <text:p>1</text:p>
                <draw:g>
                  <svg:desc>geral.B6:geral.B9</svg:desc>
                </draw:g>
              </table:table-cell>
              <table:table-cell office:value-type="float" office:value="1.08329467819244">
                <text:p>1.08329467819244</text:p>
                <draw:g>
                  <svg:desc>geral.E6:geral.E9</svg:desc>
                </draw:g>
              </table:table-cell>
              <table:table-cell office:value-type="float" office:value="1">
                <text:p>1</text:p>
                <draw:g>
                  <svg:desc>geral.B10:geral.B13</svg:desc>
                </draw:g>
              </table:table-cell>
              <table:table-cell office:value-type="float" office:value="0.993274623430397">
                <text:p>0.993274623430397</text:p>
                <draw:g>
                  <svg:desc>geral.E10:geral.E1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.12153533919082">
                <text:p>2.12153533919082</text:p>
              </table:table-cell>
              <table:table-cell office:value-type="float" office:value="2">
                <text:p>2</text:p>
              </table:table-cell>
              <table:table-cell office:value-type="float" office:value="2.26231399350817">
                <text:p>2.26231399350817</text:p>
              </table:table-cell>
              <table:table-cell office:value-type="float" office:value="2">
                <text:p>2</text:p>
              </table:table-cell>
              <table:table-cell office:value-type="float" office:value="2.01113351082651">
                <text:p>2.0111335108265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89196389651017">
                <text:p>3.89196389651017</text:p>
              </table:table-cell>
              <table:table-cell office:value-type="float" office:value="4">
                <text:p>4</text:p>
              </table:table-cell>
              <table:table-cell office:value-type="float" office:value="4.5011956560166">
                <text:p>4.5011956560166</text:p>
              </table:table-cell>
              <table:table-cell office:value-type="float" office:value="4">
                <text:p>4</text:p>
              </table:table-cell>
              <table:table-cell office:value-type="float" office:value="3.9015964990575">
                <text:p>3.901596499057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.9276097719341">
                <text:p>4.9276097719341</text:p>
              </table:table-cell>
              <table:table-cell office:value-type="float" office:value="8">
                <text:p>8</text:p>
              </table:table-cell>
              <table:table-cell office:value-type="float" office:value="5.69248101336298">
                <text:p>5.69248101336298</text:p>
              </table:table-cell>
              <table:table-cell office:value-type="float" office:value="8">
                <text:p>8</text:p>
              </table:table-cell>
              <table:table-cell office:value-type="float" office:value="5.42533949941035">
                <text:p>5.4253394994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scatter" chart:style-name="ch1">
        <chart:title svg:x="6.821cm" svg:y="0.361cm" chart:style-name="ch2">
          <text:p>Eficiência por Matriz e Threads</text:p>
        </chart:title>
        <chart:legend chart:legend-position="end" svg:x="16.778cm" svg:y="4.828cm" style:legend-expansion="high" chart:style-name="ch3"/>
        <chart:plot-area chart:style-name="ch4" table:cell-range-address="geral.A1:geral.A13 geral.B2:geral.B5 geral.F2:geral.F13" chart:data-source-has-labels="both" svg:x="1.411cm" svg:y="1.365cm" svg:width="14.967cm" svg:height="8.68cm">
          <chart:coordinate-region svg:x="2.138cm" svg:y="1.565cm" svg:width="14.146cm" svg:height="7.833cm"/>
          <chart:axis chart:dimension="x" chart:name="primary-x" chart:style-name="ch5" chartooo:axis-type="auto">
            <chart:title svg:x="8.255cm" svg:y="10.27cm" chart:style-name="ch6">
              <text:p>Threads</text:p>
            </chart:title>
            <chart:categories table:cell-range-address="geral.A2:geral.A13"/>
          </chart:axis>
          <chart:axis chart:dimension="y" chart:name="primary-y" chart:style-name="ch5">
            <chart:title svg:x="0.451cm" svg:y="6.437cm" chart:style-name="ch7">
              <text:p>Eficiência</text:p>
            </chart:title>
            <chart:grid chart:style-name="ch8" chart:class="major"/>
          </chart:axis>
          <chart:series chart:style-name="ch9" chart:values-cell-range-address="geral.F2:geral.F5" loext:label-string="500x500" chart:class="chart:scatter">
            <chart:domain table:cell-range-address="geral.B2:geral.B5"/>
            <chart:data-point chart:repeated="4"/>
          </chart:series>
          <chart:series chart:style-name="ch10" chart:values-cell-range-address="geral.F6:geral.F9" loext:label-string="1000x1000" chart:class="chart:scatter">
            <chart:domain table:cell-range-address="geral.B6:geral.B9"/>
            <chart:data-point chart:repeated="4"/>
          </chart:series>
          <chart:series chart:style-name="ch11" chart:values-cell-range-address="geral.F10:geral.F13" loext:label-string="2000x20000" chart:class="chart:scatter">
            <chart:domain table:cell-range-address="geral.B10:geral.B1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500x500</text:p>
              </table:table-cell>
              <table:table-cell office:value-type="string">
                <text:p>Coluna B</text:p>
              </table:table-cell>
              <table:table-cell office:value-type="string">
                <text:p>1000x1000</text:p>
              </table:table-cell>
              <table:table-cell office:value-type="string">
                <text:p>Coluna B</text:p>
              </table:table-cell>
              <table:table-cell office:value-type="string">
                <text:p>2000x20000</text:p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geral.A2:geral.A13</svg:desc>
                </draw:g>
              </table:table-cell>
              <table:table-cell office:value-type="float" office:value="1">
                <text:p>1</text:p>
                <draw:g>
                  <svg:desc>geral.B2:geral.B5</svg:desc>
                </draw:g>
              </table:table-cell>
              <table:table-cell office:value-type="float" office:value="1.03947866737069">
                <text:p>1.03947866737069</text:p>
                <draw:g>
                  <svg:desc>geral.F2:geral.F5</svg:desc>
                </draw:g>
              </table:table-cell>
              <table:table-cell office:value-type="float" office:value="1">
                <text:p>1</text:p>
                <draw:g>
                  <svg:desc>geral.B6:geral.B9</svg:desc>
                </draw:g>
              </table:table-cell>
              <table:table-cell office:value-type="float" office:value="1.08329467819244">
                <text:p>1.08329467819244</text:p>
                <draw:g>
                  <svg:desc>geral.F6:geral.F9</svg:desc>
                </draw:g>
              </table:table-cell>
              <table:table-cell office:value-type="float" office:value="1">
                <text:p>1</text:p>
                <draw:g>
                  <svg:desc>geral.B10:geral.B13</svg:desc>
                </draw:g>
              </table:table-cell>
              <table:table-cell office:value-type="float" office:value="0.993274623430397">
                <text:p>0.993274623430397</text:p>
                <draw:g>
                  <svg:desc>geral.F10:geral.F13</svg:desc>
                </draw:g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2">
                <text:p>2</text:p>
              </table:table-cell>
              <table:table-cell office:value-type="float" office:value="1.06076766959541">
                <text:p>1.06076766959541</text:p>
              </table:table-cell>
              <table:table-cell office:value-type="float" office:value="2">
                <text:p>2</text:p>
              </table:table-cell>
              <table:table-cell office:value-type="float" office:value="1.13115699675408">
                <text:p>1.13115699675408</text:p>
              </table:table-cell>
              <table:table-cell office:value-type="float" office:value="2">
                <text:p>2</text:p>
              </table:table-cell>
              <table:table-cell office:value-type="float" office:value="1.00556675541325">
                <text:p>1.00556675541325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4">
                <text:p>4</text:p>
              </table:table-cell>
              <table:table-cell office:value-type="float" office:value="0.972990974127542">
                <text:p>0.972990974127542</text:p>
              </table:table-cell>
              <table:table-cell office:value-type="float" office:value="4">
                <text:p>4</text:p>
              </table:table-cell>
              <table:table-cell office:value-type="float" office:value="1.12529891400415">
                <text:p>1.12529891400415</text:p>
              </table:table-cell>
              <table:table-cell office:value-type="float" office:value="4">
                <text:p>4</text:p>
              </table:table-cell>
              <table:table-cell office:value-type="float" office:value="0.975399124764375">
                <text:p>0.975399124764375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8">
                <text:p>8</text:p>
              </table:table-cell>
              <table:table-cell office:value-type="float" office:value="0.615951221491762">
                <text:p>0.615951221491762</text:p>
              </table:table-cell>
              <table:table-cell office:value-type="float" office:value="8">
                <text:p>8</text:p>
              </table:table-cell>
              <table:table-cell office:value-type="float" office:value="0.711560126670373">
                <text:p>0.711560126670373</text:p>
              </table:table-cell>
              <table:table-cell office:value-type="float" office:value="8">
                <text:p>8</text:p>
              </table:table-cell>
              <table:table-cell office:value-type="float" office:value="0.678167437426294">
                <text:p>0.678167437426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